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9af27" officeooo:paragraph-rsid="0009af27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 = gauche</text:p>
      <text:p text:style-name="P1">D = droite</text:p>
      <text:p text:style-name="P1">SPACE = saut</text:p>
      <text:p text:style-name="P1">SHIFT = dodge</text:p>
      <text:p text:style-name="P1">HAUT = switch arme</text:p>
      <text:p text:style-name="P1">BAS = switch arme</text:p>
      <text:p text:style-name="P1">A = attaque légères</text:p>
      <text:p text:style-name="P1">E = attaque lourdes</text:p>
      <text:p text:style-name="P1">Z = switch mode</text:p>
      <text:p text:style-name="P1">R = interragire</text:p>
      <text:p text:style-name="P1">X = hea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10:39:35.193000000</meta:creation-date>
    <dc:date>2023-05-17T10:46:25.419000000</dc:date>
    <meta:editing-duration>PT6M49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1" meta:word-count="38" meta:character-count="156" meta:non-whitespace-character-count="129"/>
  </office:meta>
</office:document-meta>
</file>